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Jeu de donnée</text:p>
          </table:table-cell>
          <table:table-cell office:value-type="string" calcext:value-type="string">
            <text:p>Méthode</text:p>
          </table:table-cell>
          <table:table-cell office:value-type="string" calcext:value-type="string">
            <text:p>Trustworthiness</text:p>
          </table:table-cell>
          <table:table-cell office:value-type="string" calcext:value-type="string">
            <text:p>Continuity</text:p>
          </table:table-cell>
          <table:table-cell office:value-type="string" calcext:value-type="string">
            <text:p>Error 1-NN</text:p>
          </table:table-cell>
          <table:table-cell office:value-type="string" calcext:value-type="string">
            <text:p>T=12</text:p>
          </table:table-cell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LLE</text:p>
          </table:table-cell>
          <table:table-cell office:value-type="float" office:value="0.991" calcext:value-type="float">
            <text:p>0,991</text:p>
          </table:table-cell>
          <table:table-cell office:value-type="float" office:value="0.9909" calcext:value-type="float">
            <text:p>0,9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LLE</text:p>
          </table:table-cell>
          <table:table-cell office:value-type="float" office:value="0.8255" calcext:value-type="float">
            <text:p>0,8255</text:p>
          </table:table-cell>
          <table:table-cell office:value-type="float" office:value="0.9646" calcext:value-type="float">
            <text:p>0,9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LLE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977" calcext:value-type="float">
            <text:p>0,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LLE</text:p>
          </table:table-cell>
          <table:table-cell office:value-type="float" office:value="0.9384" calcext:value-type="float">
            <text:p>0,9384</text:p>
          </table:table-cell>
          <table:table-cell office:value-type="float" office:value="0.9849" calcext:value-type="float">
            <text:p>0,9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LLE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9724" calcext:value-type="float">
            <text:p>0,9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Iso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TS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kenswissroll</text:p>
          </table:table-cell>
          <table:table-cell office:value-type="string" calcext:value-type="string">
            <text:p>TS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ix</text:p>
          </table:table-cell>
          <table:table-cell office:value-type="string" calcext:value-type="string">
            <text:p>TS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npeaks</text:p>
          </table:table-cell>
          <table:table-cell office:value-type="string" calcext:value-type="string">
            <text:p>TS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TSNE</text:p>
          </table:table-cell>
          <table:table-cell table:number-columns-repeated="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Feuille1.C1:Feuille1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euille1.D1:Feuille1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21:50:46.139227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1:41:12.050211679</meta:creation-date>
    <dc:date>2019-01-10T21:52:59.595259730</dc:date>
    <meta:editing-duration>PT3M42S</meta:editing-duration>
    <meta:editing-cycles>6</meta:editing-cycles>
    <meta:generator>LibreOffice/6.1.4.2$Linux_X86_64 LibreOffice_project/10$Build-2</meta:generator>
    <meta:document-statistic meta:table-count="1" meta:cell-count="46" meta:object-count="0"/>
  </office:meta>
</office:document-meta>
</file>